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0.5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HTML_20_Preformatted">
      <style:text-properties fo:color="#000000" style:font-name="Times New Roman" fo:font-size="12pt" style:font-size-asian="12pt" style:font-size-complex="12pt" style:font-weight-complex="bold"/>
    </style:style>
    <style:style style:name="P6" style:family="paragraph" style:parent-style-name="Plain_20_Text">
      <style:text-properties style:font-name="Courier New" fo:language="ru" fo:country="RU" style:font-name-complex="Courier New1"/>
    </style:style>
    <style:style style:name="P7" style:family="paragraph" style:parent-style-name="Plain_20_Text">
      <style:text-properties officeooo:rsid="001cfcb5" officeooo:paragraph-rsid="001cfcb5"/>
    </style:style>
    <style:style style:name="T1" style:family="text">
      <style:text-properties style:font-name="Times New Roman" fo:font-size="14pt" style:font-size-asian="14pt" style:font-name-complex="Times New Roman1" style:font-size-complex="10.5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0.5pt" style:font-size-asian="10.5pt" style:font-name-complex="Times New Roman1" style:font-size-complex="10.5pt"/>
    </style:style>
    <style:style style:name="T4" style:family="text">
      <style:text-properties style:font-name="Courier New" fo:language="ru" fo:country="RU" style:font-name-complex="Courier New1"/>
    </style:style>
    <style:style style:name="T5" style:family="text">
      <style:text-properties style:font-name="Courier New" fo:language="ru" fo:country="RU" officeooo:rsid="001cfcb5" style:font-name-complex="Courier New1"/>
    </style:style>
    <style:style style:name="T6" style:family="text"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style:font-name="Times New Roman" fo:font-size="12pt" style:font-size-asian="12pt" style:font-size-complex="12pt"/>
    </style:style>
    <style:style style:name="T8" style:family="text">
      <style:text-properties fo:color="#000000" style:font-name="Times New Roman" fo:font-size="12pt" fo:language="en" fo:country="US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Министерство образования и науки Украины</text:span></text:p>
      <text:p text:style-name="P1"><text:span text:style-name="T1">Национальный аэрокосмический университет им. Н.Е. Жуковского “ХАИ”</text:span></text:p>
      <text:p text:style-name="P1"><text:span text:style-name="T1">кафедра 302</text:span></text:p>
      <text:p text:style-name="P2"/>
      <text:p text:style-name="Standard"><text:span text:style-name="T3"><text:s/></text:span></text:p>
      <text:p text:style-name="Standard"><text:span text:style-name="T3"><text:s/></text:span></text:p>
      <text:p text:style-name="Standard"><text:span text:style-name="T3"><text:s/></text:span></text:p>
      <text:p text:style-name="P2"/>
      <text:p text:style-name="P2"/>
      <text:p text:style-name="P1"><text:span text:style-name="T1">Лабораторная работа №7</text:span></text:p>
      <text:p text:style-name="P1"><text:span text:style-name="T1">по предмету «Системный анализ»</text:span></text:p>
      <text:p text:style-name="P2"/>
      <text:p text:style-name="Standard"><text:span text:style-name="T3"><text:s/></text:span></text:p>
      <text:p text:style-name="Standard"><text:span text:style-name="T3"><text:s/></text:span></text:p>
      <text:p text:style-name="Standard"><text:span text:style-name="T3"><text:s/></text:span></text:p>
      <text:p text:style-name="Standard"><text:span text:style-name="T3"><text:s/></text:span></text:p>
      <text:p text:style-name="P3"><text:span text:style-name="T1"><text:s/></text:span></text:p>
      <text:p text:style-name="P3"><text:span text:style-name="T1">Выполнил студентк </text:span></text:p>
      <text:p text:style-name="P3"><text:span text:style-name="T1">326ст группы </text:span></text:p>
      <text:p text:style-name="P3"><text:span text:style-name="T1">Волковский В.В.</text:span></text:p>
      <text:p text:style-name="P3"><text:span text:style-name="T1">Проверил </text:span></text:p>
      <text:p text:style-name="P3"><text:span text:style-name="T1">преподаватель каф. 302 </text:span></text:p>
      <text:p text:style-name="P3"><text:span text:style-name="T1">Елизева А.В.</text:span></text:p>
      <text:p text:style-name="P3"><text:span text:style-name="T1"><text:s/></text:span></text:p>
      <text:p text:style-name="Standard"><text:span text:style-name="T3"><text:s/></text:span></text:p>
      <text:p text:style-name="Standard"><text:span text:style-name="T3"><text:s/></text:span></text:p>
      <text:p text:style-name="P1"><text:span text:style-name="T2">Харьков 2015</text:span><text:span text:style-name="T4"> <text:s text:c="11"/></text:span><text:span text:style-name="T5"></text:span></text:p>
      <text:p text:style-name="P7"><text:soft-page-break/><text:span text:style-name="T4"></text:span></text:p>
      <text:p text:style-name="P7"><text:span text:style-name="T4"><text:s text:c="12"/>ИСХОДНЫЕ ДАННЫЕ</text:span></text:p>
      <text:p text:style-name="P7"><text:span text:style-name="T4"><text:s text:c="2"/>ЧИСЛО ПОЗИЦИЙ=17</text:span></text:p>
      <text:p text:style-name="P7"><text:span text:style-name="T4"></text:span></text:p>
      <text:p text:style-name="P7"><text:span text:style-name="T4"><text:s text:c="10"/>KООРДИНАТЫ ПОЗИЦИЙ</text:span></text:p>
      <text:p text:style-name="P7"><text:span text:style-name="T4"><text:s/>───┬──────────────────────────────────────────────-</text:span></text:p>
      <text:p text:style-name="P7"><text:span text:style-name="T4"><text:s text:c="4"/>│ <text:s/>1 <text:s/>2 <text:s/>3 <text:s/>4 <text:s/>5 <text:s/>6 <text:s/>7 <text:s/>8 <text:s/>9 10 11 12 13 14 15 16 17</text:span></text:p>
      <text:p text:style-name="P7"><text:span text:style-name="T4"><text:s/>───┼──────────────────────────────────────────────-</text:span></text:p>
      <text:p text:style-name="P7"><text:span text:style-name="T4"><text:s text:c="2"/>X │ 32 38127 15 70 16 94 50 84107 88112 18 54 68142172</text:span></text:p>
      <text:p text:style-name="P7"><text:span text:style-name="T4"><text:s text:c="2"/>Y │ 50 90 <text:s/>8 <text:s/>8 40 80 57 42 36 57 49 38 39 58 50 42 90</text:span></text:p>
      <text:p text:style-name="P7"><text:span text:style-name="T4"></text:span></text:p>
      <text:p text:style-name="P7"><text:span text:style-name="T4"><text:s text:c="10"/>РАССТОЯНИЯ МЕЖДУ ПОЗИЦИЯМИ</text:span></text:p>
      <text:p text:style-name="P7"><text:span text:style-name="T4"><text:s/>───┬──────────────────────────────────────────────-</text:span></text:p>
      <text:p text:style-name="P7"><text:span text:style-name="T4"><text:s text:c="4"/>│ <text:s text:c="2"/>1 <text:s text:c="2"/>2 <text:s text:c="2"/>3 <text:s text:c="2"/>4 <text:s text:c="2"/>5 <text:s text:c="2"/>6 <text:s text:c="2"/>7 <text:s text:c="2"/>8 <text:s text:c="2"/>9 <text:s/>10 <text:s/>11 <text:s/>12 <text:s/>13 <text:s/>14 <text:s/>15 <text:s/>16 <text:s/>17</text:span></text:p>
      <text:p text:style-name="P7"><text:span text:style-name="T4"><text:s/>───┼──────────────────────────────────────────────-</text:span></text:p>
      <text:p text:style-name="P7"><text:span text:style-name="T4"><text:s text:c="3"/>1│9999 <text:s/>40 103 <text:s/>45 <text:s/>39 <text:s/>34 <text:s/>62 <text:s/>19 <text:s/>53 <text:s/>75 <text:s/>56 <text:s/>80 <text:s/>17 <text:s/>23 <text:s/>36 110 145</text:span></text:p>
      <text:p text:style-name="P7"><text:span text:style-name="T4"><text:s text:c="3"/>2│ <text:s/>409999 121 <text:s/>85 <text:s/>59 <text:s/>24 <text:s/>65 <text:s/>49 <text:s/>70 <text:s/>76 <text:s/>64 <text:s/>90 <text:s/>54 <text:s/>35 <text:s/>50 114 134</text:span></text:p>
      <text:p text:style-name="P7"><text:span text:style-name="T4"><text:s text:c="3"/>3│ 103 1219999 112 <text:s/>65 132 <text:s/>59 <text:s/>84 <text:s/>51 <text:s/>52 <text:s/>56 <text:s/>33 113 <text:s/>88 <text:s/>72 <text:s/>37 <text:s/>93</text:span></text:p>
      <text:p text:style-name="P7"><text:span text:style-name="T4"><text:s text:c="3"/>4│ <text:s/>45 <text:s/>85 1129999 <text:s/>63 <text:s/>72 <text:s/>92 <text:s/>48 <text:s/>74 104 <text:s/>83 101 <text:s/>31 <text:s/>63 <text:s/>67 131 177</text:span></text:p>
      <text:p text:style-name="P7"><text:span text:style-name="T4"><text:s text:c="3"/>5│ <text:s/>39 <text:s/>59 <text:s/>65 <text:s/>639999 <text:s/>67 <text:s/>29 <text:s/>20 <text:s/>14 <text:s/>40 <text:s/>20 <text:s/>42 <text:s/>52 <text:s/>24 <text:s/>10 <text:s/>72 113</text:span></text:p>
      <text:p text:style-name="P7"><text:span text:style-name="T4"><text:s text:c="3"/>6│ <text:s/>34 <text:s/>24 132 <text:s/>72 <text:s/>679999 <text:s/>81 <text:s/>50 <text:s/>80 <text:s/>93 <text:s/>78 104 <text:s/>41 <text:s/>43 <text:s/>60 131 156</text:span></text:p>
      <text:p text:style-name="P7"><text:span text:style-name="T4"><text:s text:c="3"/>7│ <text:s/>62 <text:s/>65 <text:s/>59 <text:s/>92 <text:s/>29 <text:s/>819999 <text:s/>46 <text:s/>23 <text:s/>13 <text:s/>10 <text:s/>26 <text:s/>78 <text:s/>40 <text:s/>26 <text:s/>50 <text:s/>84</text:span></text:p>
      <text:p text:style-name="P7"><text:span text:style-name="T4"><text:s text:c="3"/>8│ <text:s/>19 <text:s/>49 <text:s/>84 <text:s/>48 <text:s/>20 <text:s/>50 <text:s/>469999 <text:s/>34 <text:s/>58 <text:s/>38 <text:s/>62 <text:s/>32 <text:s/>16 <text:s/>19 <text:s/>92 131</text:span></text:p>
      <text:p text:style-name="P7"><text:span text:style-name="T4"><text:s text:c="3"/>9│ <text:s/>53 <text:s/>70 <text:s/>51 <text:s/>74 <text:s/>14 <text:s/>80 <text:s/>23 <text:s/>349999 <text:s/>31 <text:s/>13 <text:s/>28 <text:s/>66 <text:s/>37 <text:s/>21 <text:s/>58 103</text:span></text:p>
      <text:p text:style-name="P7"><text:span text:style-name="T4"><text:s text:c="2"/>10│ <text:s/>75 <text:s/>76 <text:s/>52 104 <text:s/>40 <text:s/>93 <text:s/>13 <text:s/>58 <text:s/>319999 <text:s/>20 <text:s/>19 <text:s/>90 <text:s/>53 <text:s/>39 <text:s/>38 <text:s/>72</text:span></text:p>
      <text:p text:style-name="P7"><text:span text:style-name="T4"><text:s text:c="2"/>11│ <text:s/>56 <text:s/>64 <text:s/>56 <text:s/>83 <text:s/>20 <text:s/>78 <text:s/>10 <text:s/>38 <text:s/>13 <text:s/>209999 <text:s/>26 <text:s/>70 <text:s/>35 <text:s/>20 <text:s/>54 <text:s/>93</text:span></text:p>
      <text:p text:style-name="P7"><text:span text:style-name="T4"><text:s text:c="2"/>12│ <text:s/>80 <text:s/>90 <text:s/>33 101 <text:s/>42 104 <text:s/>26 <text:s/>62 <text:s/>28 <text:s/>19 <text:s/>269999 <text:s/>94 <text:s/>61 <text:s/>45 <text:s/>30 <text:s/>79</text:span></text:p>
      <text:p text:style-name="P7"><text:span text:style-name="T4"><text:s text:c="2"/>13│ <text:s/>17 <text:s/>54 113 <text:s/>31 <text:s/>52 <text:s/>41 <text:s/>78 <text:s/>32 <text:s/>66 <text:s/>90 <text:s/>70 <text:s/>949999 <text:s/>40 <text:s/>51 124 162</text:span></text:p>
      <text:p text:style-name="P7"><text:span text:style-name="T4"><text:s text:c="2"/>14│ <text:s/>23 <text:s/>35 <text:s/>88 <text:s/>63 <text:s/>24 <text:s/>43 <text:s/>40 <text:s/>16 <text:s/>37 <text:s/>53 <text:s/>35 <text:s/>61 <text:s/>409999 <text:s/>16 <text:s/>89 122</text:span></text:p>
      <text:p text:style-name="P7"><text:span text:style-name="T4"><text:s text:c="2"/>15│ <text:s/>36 <text:s/>50 <text:s/>72 <text:s/>67 <text:s/>10 <text:s/>60 <text:s/>26 <text:s/>19 <text:s/>21 <text:s/>39 <text:s/>20 <text:s/>45 <text:s/>51 <text:s/>169999 <text:s/>74 111</text:span></text:p>
      <text:p text:style-name="P7"><text:span text:style-name="T4"><text:s text:c="2"/>16│ 110 114 <text:s/>37 131 <text:s/>72 131 <text:s/>50 <text:s/>92 <text:s/>58 <text:s/>38 <text:s/>54 <text:s/>30 124 <text:s/>89 <text:s/>749999 <text:s/>56</text:span></text:p>
      <text:p text:style-name="P7"><text:span text:style-name="T4"><text:s text:c="2"/>17│ 145 134 <text:s/>93 177 113 156 <text:s/>84 131 103 <text:s/>72 <text:s/>93 <text:s/>79 162 122 111 <text:s/>569999</text:span></text:p>
      <text:p text:style-name="P7"><text:span text:style-name="T4"></text:span></text:p>
      <text:p text:style-name="P7"><text:span text:style-name="T4"></text:span></text:p>
      <text:p text:style-name="P7"><text:span text:style-name="T4"><text:s text:c="2"/>ПОЛУЧИЛИ ОПТ. ПОСЛЕДОВАТЕЛЬНОСТЬ ОБХОДА ПОЗИЦИЙ</text:span></text:p>
      <text:p text:style-name="P7"><text:span text:style-name="T4"><text:s/>──────────┬────┬────┬────────────────────────────</text:span></text:p>
      <text:p text:style-name="P7"><text:span text:style-name="T4"><text:s/>ДВИГАЕМСЯ │ OT │ ДО │ НА РАССТОЯНИЕ</text:span></text:p>
      <text:p text:style-name="P7"><text:span text:style-name="T4"><text:s/>──────────┼────┼────┼────────────────────────────</text:span></text:p>
      <text:p text:style-name="P7"><text:span text:style-name="T4"><text:s text:c="11"/>│ <text:s/>1 │ <text:s/>8 │ <text:s text:c="6"/>19</text:span></text:p>
      <text:p text:style-name="P7"><text:span text:style-name="T4"><text:s text:c="11"/>│ <text:s/>8 │ 11 │ <text:s text:c="6"/>38</text:span></text:p>
      <text:p text:style-name="P7"><text:span text:style-name="T4"><text:s text:c="11"/>│ 11 │ <text:s/>7 │ <text:s text:c="6"/>10</text:span></text:p>
      <text:p text:style-name="P7"><text:span text:style-name="T4"><text:s text:c="11"/>│ <text:s/>7 │ 10 │ <text:s text:c="6"/>13</text:span></text:p>
      <text:p text:style-name="P7"><text:span text:style-name="T4"><text:s text:c="11"/>│ 10 │ 17 │ <text:s text:c="6"/>72</text:span></text:p>
      <text:p text:style-name="P7"><text:span text:style-name="T4"><text:s text:c="11"/>│ 17 │ 16 │ <text:s text:c="6"/>56</text:span></text:p>
      <text:p text:style-name="P7"><text:span text:style-name="T4"><text:s text:c="11"/>│ 16 │ <text:s/>3 │ <text:s text:c="6"/>37</text:span></text:p>
      <text:p text:style-name="P7"><text:span text:style-name="T4"><text:s text:c="11"/>│ <text:s/>3 │ 12 │ <text:s text:c="6"/>33</text:span></text:p>
      <text:p text:style-name="P7"><text:span text:style-name="T4"><text:s text:c="11"/>│ 12 │ <text:s/>9 │ <text:s text:c="6"/>28</text:span></text:p>
      <text:p text:style-name="P7"><text:span text:style-name="T4"><text:s text:c="11"/>│ <text:s/>9 │ <text:s/>5 │ <text:s text:c="6"/>14</text:span></text:p>
      <text:p text:style-name="P7"><text:span text:style-name="T4"><text:s text:c="11"/>│ <text:s/>5 │ 15 │ <text:s text:c="6"/>10</text:span></text:p>
      <text:p text:style-name="P7"><text:span text:style-name="T4"><text:s text:c="11"/>│ 15 │ 14 │ <text:s text:c="6"/>16</text:span></text:p>
      <text:p text:style-name="P7"><text:span text:style-name="T4"><text:s text:c="11"/>│ 14 │ <text:s/>2 │ <text:s text:c="6"/>35</text:span></text:p>
      <text:p text:style-name="P7"><text:span text:style-name="T4"><text:s text:c="11"/>│ <text:s/>2 │ <text:s/>6 │ <text:s text:c="6"/>24</text:span></text:p>
      <text:p text:style-name="P7"><text:span text:style-name="T4"><text:s text:c="11"/>│ <text:s/>6 │ <text:s/>4 │ <text:s text:c="6"/>72</text:span></text:p>
      <text:p text:style-name="P7"><text:span text:style-name="T4"><text:s text:c="11"/>│ <text:s/>4 │ 13 │ <text:s text:c="6"/>31</text:span></text:p>
      <text:p text:style-name="P7"><text:span text:style-name="T4"><text:s text:c="11"/>│ 13 │ <text:s/>1 │ <text:s text:c="6"/>17</text:span></text:p>
      <text:p text:style-name="P7"><text:span text:style-name="T4"><text:s text:c="2"/>СУММАРНАЯ ДЛИНА МАРШРУТА= <text:s text:c="4"/>525 <text:s text:c="2"/>МЕТРОВ</text:span></text:p>
      <text:p text:style-name="P5"/>
      <text:p text:style-name="HTML_20_Preformatted"><text:span text:style-name="T6">Выводы: </text:span><text:span text:style-name="T7">во время выполнения лабораторной работы я закрепил теоретические навыки работы алгоритма </text:span><text:span text:style-name="T8">Kom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07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Основний_20_текст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default-outline-level="1" style:list-style-name="" style:class="text"/>
    <style:style style:name="Heading_20_2" style:display-name="Heading 2" style:family="paragraph" style:default-outline-level="2" style:list-style-name="" style:class="text"/>
    <style:style style:name="Heading_20_3" style:display-name="Heading 3" style:family="paragraph" style:default-outline-level="3" style:list-style-name="" style:class="text"/>
    <style:style style:name="Заголовок" style:family="paragraph" style:parent-style-name="Standard" style:default-outline-level="">
      <style:paragraph-properties fo:margin-top="0.1665in" fo:margin-bottom="0.0835in" style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Основний_20_текст" style:display-name="Основний текст" style:family="paragraph" style:parent-style-name="Standard" style:default-outline-level="">
      <style:paragraph-properties fo:margin-top="0in" fo:margin-bottom="0.0972in" style:contextual-spacing="false" fo:line-height="120%"/>
    </style:style>
    <style:style style:name="Розділ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Покажчик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Quotations" style:family="paragraph" style:parent-style-name="Standard" style:default-outline-level="" style:class="html"/>
    <style:style style:name="Назва" style:family="paragraph" style:parent-style-name="Заголовок" style:default-outline-level=""/>
    <style:style style:name="Підзаголовок" style:family="paragraph" style:parent-style-name="Заголовок" style:default-outline-level=""/>
    <style:style style:name="Plain_20_Text" style:display-name="Plai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Consolas" fo:font-family="Consolas" style:font-family-generic="roman" style:font-pitch="variable" fo:font-size="10.5pt" fo:language="uk" fo:country="UA" style:font-size-asian="10.5pt" style:font-size-complex="10.5pt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Текст_20_Знак" style:display-name="Текст Знак" style:family="text" style:parent-style-name="Default_20_Paragraph_20_Font">
      <style:text-properties style:font-name="Consolas" fo:font-family="Consolas" style:font-family-generic="roman" style:font-pitch="variable" fo:font-size="10.5pt" fo:language="uk" fo:country="UA" style:font-size-asian="10.5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591in" style:layout-grid-ruby-height="0.0909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a</meta:initial-creator>
    <meta:editing-cycles>5</meta:editing-cycles>
    <meta:creation-date>2015-11-30T06:18:00</meta:creation-date>
    <dc:date>2015-11-30T08:29:39.884039442</dc:date>
    <dc:language>uk-UA</dc:language>
    <meta:editing-duration>PT3S</meta:editing-duration>
    <meta:generator>LibreOffice/4.2.8.2$Linux_X86_64 LibreOffice_project/420m0$Build-2</meta:generator>
    <meta:document-statistic meta:table-count="0" meta:image-count="0" meta:object-count="0" meta:page-count="2" meta:paragraph-count="80" meta:word-count="541" meta:character-count="3007" meta:non-whitespace-character-count="1770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